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43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2.181cm" svg:height="14.343cm" svg:x="17.532cm" svg:y="12.856cm">
            <draw:object draw:notify-on-update-of-ranges="Tabelle1.B29:Tabelle1.B29 Tabelle1.B30:Tabelle1.B60 Tabelle1.C29:Tabelle1.C29 Tabelle1.C30:Tabelle1.C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181cm" svg:height="14.343cm" svg:x="17.451cm" svg:y="27.864cm">
            <draw:object draw:notify-on-update-of-ranges="Tabelle1.B30:Tabelle1.B60 Tabelle1.C29:Tabelle1.C29 Tabelle1.C30:Tabelle1.C6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Leistungsabschätzung H-Rotor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Rotorhöhe (m):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Rotordurchmesser (m):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uftdichte (kg/m³):</text:p>
          </table:table-cell>
          <table:table-cell office:value-type="float" office:value="1.2466" calcext:value-type="float">
            <text:p>1,2466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indgeschwindigkeit (m/s):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Windleistung (W):</text:p>
          </table:table-cell>
          <table:table-cell table:style-name="ce2" table:formula="of:=SUM(0.5*[.B3]*[.B4]*[.B5]*[.B6]*[.B6]*[.B6])" office:value-type="float" office:value="77.9125" calcext:value-type="float">
            <text:p>77,91</text:p>
          </table:table-cell>
          <table:table-cell table:style-name="ce1"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statistische Werte für Rostock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ittlere Windgeschwindigkeit (m/s):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ittlere Temperatur (°C):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uftdichte nach Temperatur 0m über NN: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.1455" calcext:value-type="float">
            <text:p>1,145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1644" calcext:value-type="float">
            <text:p>1,164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.1839" calcext:value-type="float">
            <text:p>1,18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2041" calcext:value-type="float">
            <text:p>1,204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225" calcext:value-type="float">
            <text:p>1,22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2466" calcext:value-type="float">
            <text:p>1,246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.269" calcext:value-type="float">
            <text:p>1,26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.292" calcext:value-type="float">
            <text:p>1,29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5" calcext:value-type="float">
            <text:p>-5</text:p>
          </table:table-cell>
          <table:table-cell table:style-name="ce3" office:value-type="float" office:value="1.3163" calcext:value-type="float">
            <text:p>1,316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.3413" calcext:value-type="float">
            <text:p>1,341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1.3673" calcext:value-type="float">
            <text:p>1,367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1.3943" calcext:value-type="float">
            <text:p>1,394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25" calcext:value-type="float">
            <text:p>-25</text:p>
          </table:table-cell>
          <table:table-cell table:style-name="ce3" office:value-type="float" office:value="1.4224" calcext:value-type="float">
            <text:p>1,4224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oeffizient statistischer Mittelwert bei 1m² Fläche</text:p>
          </table:table-cell>
          <table:table-cell office:value-type="string" calcext:value-type="string">
            <text:p>Windgeschw. (m/s)</text:p>
          </table:table-cell>
          <table:table-cell table:style-name="Default" office:value-type="string" calcext:value-type="string">
            <text:p>Windleistung (W)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0" calcext:value-type="float">
            <text:p>0</text:p>
          </table:table-cell>
          <table:table-cell table:formula="of:=SUM([.B30]*[.B30]*[.B30]*[.A30])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" calcext:value-type="float">
            <text:p>1</text:p>
          </table:table-cell>
          <table:table-cell table:formula="of:=SUM([.B31]*[.B31]*[.B31]*[.A31])" office:value-type="float" office:value="0.6233" calcext:value-type="float">
            <text:p>0,62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" calcext:value-type="float">
            <text:p>2</text:p>
          </table:table-cell>
          <table:table-cell table:formula="of:=SUM([.B32]*[.B32]*[.B32]*[.A32])" office:value-type="float" office:value="4.9864" calcext:value-type="float">
            <text:p>4,9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3" calcext:value-type="float">
            <text:p>3</text:p>
          </table:table-cell>
          <table:table-cell table:formula="of:=SUM([.B33]*[.B33]*[.B33]*[.A33])" office:value-type="float" office:value="16.8291" calcext:value-type="float">
            <text:p>16,83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4" calcext:value-type="float">
            <text:p>4</text:p>
          </table:table-cell>
          <table:table-cell table:formula="of:=SUM([.B34]*[.B34]*[.B34]*[.A34])" office:value-type="float" office:value="39.8912" calcext:value-type="float">
            <text:p>39,8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5" calcext:value-type="float">
            <text:p>5</text:p>
          </table:table-cell>
          <table:table-cell table:formula="of:=SUM([.B35]*[.B35]*[.B35]*[.A35])" office:value-type="float" office:value="77.9125" calcext:value-type="float">
            <text:p>77,91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6" calcext:value-type="float">
            <text:p>6</text:p>
          </table:table-cell>
          <table:table-cell table:formula="of:=SUM([.B36]*[.B36]*[.B36]*[.A36])" office:value-type="float" office:value="134.6328" calcext:value-type="float">
            <text:p>134,63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7" calcext:value-type="float">
            <text:p>7</text:p>
          </table:table-cell>
          <table:table-cell table:formula="of:=SUM([.B37]*[.B37]*[.B37]*[.A37])" office:value-type="float" office:value="213.7919" calcext:value-type="float">
            <text:p>213,7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8" calcext:value-type="float">
            <text:p>8</text:p>
          </table:table-cell>
          <table:table-cell table:formula="of:=SUM([.B38]*[.B38]*[.B38]*[.A38])" office:value-type="float" office:value="319.1296" calcext:value-type="float">
            <text:p>319,13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9" calcext:value-type="float">
            <text:p>9</text:p>
          </table:table-cell>
          <table:table-cell table:formula="of:=SUM([.B39]*[.B39]*[.B39]*[.A39])" office:value-type="float" office:value="454.3857" calcext:value-type="float">
            <text:p>454,3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0" calcext:value-type="float">
            <text:p>10</text:p>
          </table:table-cell>
          <table:table-cell table:formula="of:=SUM([.B40]*[.B40]*[.B40]*[.A40])" office:value-type="float" office:value="623.3" calcext:value-type="float">
            <text:p>623,3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1" calcext:value-type="float">
            <text:p>11</text:p>
          </table:table-cell>
          <table:table-cell table:formula="of:=SUM([.B41]*[.B41]*[.B41]*[.A41])" office:value-type="float" office:value="829.6123" calcext:value-type="float">
            <text:p>829,61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2" calcext:value-type="float">
            <text:p>12</text:p>
          </table:table-cell>
          <table:table-cell table:formula="of:=SUM([.B42]*[.B42]*[.B42]*[.A42])" office:value-type="float" office:value="1077.0624" calcext:value-type="float">
            <text:p>1077,06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3" calcext:value-type="float">
            <text:p>13</text:p>
          </table:table-cell>
          <table:table-cell table:formula="of:=SUM([.B43]*[.B43]*[.B43]*[.A43])" office:value-type="float" office:value="1369.3901" calcext:value-type="float">
            <text:p>1369,3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4" calcext:value-type="float">
            <text:p>14</text:p>
          </table:table-cell>
          <table:table-cell table:formula="of:=SUM([.B44]*[.B44]*[.B44]*[.A44])" office:value-type="float" office:value="1710.3352" calcext:value-type="float">
            <text:p>1710,34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5" calcext:value-type="float">
            <text:p>15</text:p>
          </table:table-cell>
          <table:table-cell table:formula="of:=SUM([.B45]*[.B45]*[.B45]*[.A45])" office:value-type="float" office:value="2103.6375" calcext:value-type="float">
            <text:p>2103,64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6" calcext:value-type="float">
            <text:p>16</text:p>
          </table:table-cell>
          <table:table-cell table:formula="of:=SUM([.B46]*[.B46]*[.B46]*[.A46])" office:value-type="float" office:value="2553.0368" calcext:value-type="float">
            <text:p>2553,04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7" calcext:value-type="float">
            <text:p>17</text:p>
          </table:table-cell>
          <table:table-cell table:formula="of:=SUM([.B47]*[.B47]*[.B47]*[.A47])" office:value-type="float" office:value="3062.2729" calcext:value-type="float">
            <text:p>3062,27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8" calcext:value-type="float">
            <text:p>18</text:p>
          </table:table-cell>
          <table:table-cell table:formula="of:=SUM([.B48]*[.B48]*[.B48]*[.A48])" office:value-type="float" office:value="3635.0856" calcext:value-type="float">
            <text:p>3635,0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19" calcext:value-type="float">
            <text:p>19</text:p>
          </table:table-cell>
          <table:table-cell table:formula="of:=SUM([.B49]*[.B49]*[.B49]*[.A49])" office:value-type="float" office:value="4275.2147" calcext:value-type="float">
            <text:p>4275,21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0" calcext:value-type="float">
            <text:p>20</text:p>
          </table:table-cell>
          <table:table-cell table:formula="of:=SUM([.B50]*[.B50]*[.B50]*[.A50])" office:value-type="float" office:value="4986.4" calcext:value-type="float">
            <text:p>4986,4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1" calcext:value-type="float">
            <text:p>21</text:p>
          </table:table-cell>
          <table:table-cell table:formula="of:=SUM([.B51]*[.B51]*[.B51]*[.A51])" office:value-type="float" office:value="5772.3813" calcext:value-type="float">
            <text:p>5772,38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2" calcext:value-type="float">
            <text:p>22</text:p>
          </table:table-cell>
          <table:table-cell table:formula="of:=SUM([.B52]*[.B52]*[.B52]*[.A52])" office:value-type="float" office:value="6636.8984" calcext:value-type="float">
            <text:p>6636,9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3" calcext:value-type="float">
            <text:p>23</text:p>
          </table:table-cell>
          <table:table-cell table:formula="of:=SUM([.B53]*[.B53]*[.B53]*[.A53])" office:value-type="float" office:value="7583.6911" calcext:value-type="float">
            <text:p>7583,69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4" calcext:value-type="float">
            <text:p>24</text:p>
          </table:table-cell>
          <table:table-cell table:formula="of:=SUM([.B54]*[.B54]*[.B54]*[.A54])" office:value-type="float" office:value="8616.4992" calcext:value-type="float">
            <text:p>8616,50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5" calcext:value-type="float">
            <text:p>25</text:p>
          </table:table-cell>
          <table:table-cell table:formula="of:=SUM([.B55]*[.B55]*[.B55]*[.A55])" office:value-type="float" office:value="9739.0625" calcext:value-type="float">
            <text:p>9739,06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6" calcext:value-type="float">
            <text:p>26</text:p>
          </table:table-cell>
          <table:table-cell table:formula="of:=SUM([.B56]*[.B56]*[.B56]*[.A56])" office:value-type="float" office:value="10955.1208" calcext:value-type="float">
            <text:p>10955,12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7" calcext:value-type="float">
            <text:p>27</text:p>
          </table:table-cell>
          <table:table-cell table:formula="of:=SUM([.B57]*[.B57]*[.B57]*[.A57])" office:value-type="float" office:value="12268.4139" calcext:value-type="float">
            <text:p>12268,41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8" calcext:value-type="float">
            <text:p>28</text:p>
          </table:table-cell>
          <table:table-cell table:formula="of:=SUM([.B58]*[.B58]*[.B58]*[.A58])" office:value-type="float" office:value="13682.6816" calcext:value-type="float">
            <text:p>13682,68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29" calcext:value-type="float">
            <text:p>29</text:p>
          </table:table-cell>
          <table:table-cell table:formula="of:=SUM([.B59]*[.B59]*[.B59]*[.A59])" office:value-type="float" office:value="15201.6637" calcext:value-type="float">
            <text:p>15201,66</text:p>
          </table:table-cell>
          <table:table-cell table:number-columns-repeated="9"/>
        </table:table-row>
        <table:table-row table:style-name="ro1">
          <table:table-cell table:formula="of:=0.5*1.2466" office:value-type="float" office:value="0.6233" calcext:value-type="float">
            <text:p>0,6233</text:p>
          </table:table-cell>
          <table:table-cell office:value-type="float" office:value="30" calcext:value-type="float">
            <text:p>30</text:p>
          </table:table-cell>
          <table:table-cell table:formula="of:=SUM([.B60]*[.B60]*[.B60]*[.A60])" office:value-type="float" office:value="16829.1" calcext:value-type="float">
            <text:p>16829,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5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0:07:12.357072333</meta:creation-date>
    <dc:date>2017-01-02T11:13:28.170670869</dc:date>
    <meta:editing-duration>PT24M7S</meta:editing-duration>
    <meta:editing-cycles>3</meta:editing-cycles>
    <meta:generator>LibreOffice/4.3.3.2$Linux_X86_64 LibreOffice_project/430m0$Build-2</meta:generator>
    <meta:document-statistic meta:table-count="1" meta:cell-count="1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style:rotation-angle="9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82cm" svg:height="14.344cm" xlink:href=".." xlink:type="simple" chart:class="chart:line" chart:style-name="ch1">
        <chart:title svg:x="5.756cm" svg:y="0.422cm" chart:style-name="ch2">
          <text:p>Windleistung in Abhängigkeit zur Windgeschwindigkeit</text:p>
        </chart:title>
        <chart:subtitle svg:x="8.309cm" svg:y="1.487cm" chart:style-name="ch3">
          <text:p>mittlere Temperatur: 10°C
Luftdichte 0m NN: 1,2466 kg/m³
überstrichene Rotorfläche: 1m²</text:p>
        </chart:subtitle>
        <chart:legend chart:legend-position="end" svg:x="18.781cm" svg:y="6.873cm" style:legend-expansion="high" chart:style-name="ch4"/>
        <chart:plot-area chart:style-name="ch5" table:cell-range-address="Tabelle1.B29:Tabelle1.C60" chart:data-source-has-labels="both" svg:x="1.454cm" svg:y="3.356cm" svg:width="16.884cm" svg:height="9.721cm">
          <chartooo:coordinate-region svg:x="3.107cm" svg:y="3.555cm" svg:width="15.044cm" svg:height="8.875cm"/>
          <chart:axis chart:dimension="x" chart:name="primary-x" chart:style-name="ch6" chartooo:axis-type="auto">
            <chartooo:date-scale/>
            <chart:title svg:x="7.868cm" svg:y="13.363cm" chart:style-name="ch7">
              <text:p>Windgeschwindigkeit (m/s)</text:p>
            </chart:title>
            <chart:categories table:cell-range-address="Tabelle1.B30:Tabelle1.B60"/>
          </chart:axis>
          <chart:axis chart:dimension="y" chart:name="primary-y" chart:style-name="ch8">
            <chart:title svg:x="0.451cm" svg:y="9.199cm" chart:style-name="ch9">
              <text:p>Leistung (W)</text:p>
            </chart:title>
            <chart:grid chart:style-name="ch10" chart:class="major"/>
          </chart:axis>
          <chart:series chart:style-name="ch11" chart:values-cell-range-address="Tabelle1.C30:Tabelle1.C60" chart:label-cell-address="Tabelle1.C29:Tabelle1.C29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leistung (W)</text:p>
                <draw:g>
                  <svg:desc>Tabelle1.C29:Tabelle1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B30:Tabelle1.B60</svg:desc>
                </draw:g>
              </table:table-cell>
              <table:table-cell office:value-type="float" office:value="0">
                <text:p>0</text:p>
                <draw:g>
                  <svg:desc>Tabelle1.C30:Tabelle1.C6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233">
                <text:p>0.62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9864">
                <text:p>4.98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.8291">
                <text:p>16.82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9.8912">
                <text:p>39.89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7.9125">
                <text:p>77.91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4.6328">
                <text:p>134.63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13.7919">
                <text:p>213.79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9.1296">
                <text:p>319.12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4.3857">
                <text:p>454.3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3.3">
                <text:p>623.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29.6123">
                <text:p>829.61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77.0624">
                <text:p>1077.062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69.3901">
                <text:p>1369.39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10.3352">
                <text:p>1710.335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03.6375">
                <text:p>2103.63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53.0368">
                <text:p>2553.036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62.2729">
                <text:p>3062.272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635.0856">
                <text:p>3635.08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75.2147">
                <text:p>4275.21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86.4">
                <text:p>4986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772.3813">
                <text:p>5772.38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636.8984">
                <text:p>6636.89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583.6911">
                <text:p>7583.69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616.4992">
                <text:p>8616.49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739.0625">
                <text:p>9739.06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955.1208">
                <text:p>10955.120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268.4139">
                <text:p>12268.41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682.6816">
                <text:p>13682.68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201.6637">
                <text:p>15201.66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29.1">
                <text:p>1682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style:rotation-angle="9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82cm" svg:height="14.344cm" xlink:href=".." xlink:type="simple" chart:class="chart:line" chart:style-name="ch1">
        <chart:title svg:x="5.756cm" svg:y="0.422cm" chart:style-name="ch2">
          <text:p>Windleistung in Abhängigkeit zur Windgeschwindigkeit</text:p>
        </chart:title>
        <chart:subtitle svg:x="8.309cm" svg:y="1.487cm" chart:style-name="ch3">
          <text:p>mittlere Temperatur: 10°C
Luftdichte 0m NN: 1,2466 kg/m³
überstrichene Rotorfläche: 1m²</text:p>
        </chart:subtitle>
        <chart:legend chart:legend-position="end" svg:x="18.781cm" svg:y="6.873cm" style:legend-expansion="high" chart:style-name="ch4"/>
        <chart:plot-area chart:style-name="ch5" table:cell-range-address="Tabelle1.B29:Tabelle1.C60" chart:data-source-has-labels="both" svg:x="1.454cm" svg:y="3.356cm" svg:width="16.884cm" svg:height="9.721cm">
          <chartooo:coordinate-region svg:x="3.293cm" svg:y="3.555cm" svg:width="14.858cm" svg:height="8.875cm"/>
          <chart:axis chart:dimension="x" chart:name="primary-x" chart:style-name="ch6" chartooo:axis-type="auto">
            <chartooo:date-scale/>
            <chart:title svg:x="7.868cm" svg:y="13.363cm" chart:style-name="ch7">
              <text:p>Windgeschwindigkeit (m/s)</text:p>
            </chart:title>
            <chart:categories table:cell-range-address="Tabelle1.B30:Tabelle1.B60"/>
          </chart:axis>
          <chart:axis chart:dimension="y" chart:name="primary-y" chart:style-name="ch8">
            <chart:title svg:x="0.451cm" svg:y="9.199cm" chart:style-name="ch9">
              <text:p>Leistung (W)</text:p>
            </chart:title>
            <chart:grid chart:style-name="ch10" chart:class="major"/>
          </chart:axis>
          <chart:series chart:style-name="ch11" chart:values-cell-range-address="Tabelle1.C30:Tabelle1.C60" chart:label-cell-address="Tabelle1.C29:Tabelle1.C29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leistung (W)</text:p>
                <draw:g>
                  <svg:desc>Tabelle1.C29:Tabelle1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B30:Tabelle1.B60</svg:desc>
                </draw:g>
              </table:table-cell>
              <table:table-cell office:value-type="float" office:value="0">
                <text:p>0</text:p>
                <draw:g>
                  <svg:desc>Tabelle1.C30:Tabelle1.C6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233">
                <text:p>0.62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9864">
                <text:p>4.98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.8291">
                <text:p>16.82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9.8912">
                <text:p>39.89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7.9125">
                <text:p>77.91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4.6328">
                <text:p>134.63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13.7919">
                <text:p>213.79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9.1296">
                <text:p>319.12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4.3857">
                <text:p>454.3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3.3">
                <text:p>623.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29.6123">
                <text:p>829.61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77.0624">
                <text:p>1077.062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69.3901">
                <text:p>1369.39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10.3352">
                <text:p>1710.335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03.6375">
                <text:p>2103.63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53.0368">
                <text:p>2553.036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062.2729">
                <text:p>3062.272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635.0856">
                <text:p>3635.08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75.2147">
                <text:p>4275.21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86.4">
                <text:p>4986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772.3813">
                <text:p>5772.38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636.8984">
                <text:p>6636.89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583.6911">
                <text:p>7583.69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616.4992">
                <text:p>8616.49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739.0625">
                <text:p>9739.06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955.1208">
                <text:p>10955.120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268.4139">
                <text:p>12268.413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682.6816">
                <text:p>13682.68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201.6637">
                <text:p>15201.66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29.1">
                <text:p>16829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